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fr" fo:country="CH"/>
    </style:style>
    <style:style style:name="P14" style:parent-style-name="Normal" style:family="paragraph">
      <style:text-properties fo:language="fr" fo:country="CH"/>
    </style:style>
    <style:style style:name="P15" style:parent-style-name="Normal" style:family="paragraph">
      <style:text-properties fo:language="en" fo:country="US"/>
    </style:style>
  </office:automatic-styles>
  <office:body>
    <office:text text:use-soft-page-breaks="true">
      <text:p text:style-name="P1">1 – Introduction<text:tab/>(2min)</text:p>
      <text:p text:style-name="P2">2 – Initial Django Project Setup<text:tab/><text:tab/>(14min)</text:p>
      <text:p text:style-name="P3">3 – Setup Basic Django Project<text:tab/><text:tab/>(22min)</text:p>
      <text:p text:style-name="P4">4 – Logging in Django<text:tab/><text:tab/>(5min)</text:p>
      <text:p text:style-name="P5">5 – Configuring Docker w. Django<text:tab/>(27min)</text:p>
      <text:p text:style-name="P6">6 – Docker Compose and Makefiles<text:tab/>(24min)</text:p>
      <text:p text:style-name="P7">7 – Creating a Custom User Model<text:tab/>(32min)</text:p>
      <text:p text:style-name="P8">8 – NGINX and Celery Config<text:tab/><text:tab/>(28min)</text:p>
      <text:p text:style-name="P9">9 – Django User Profile<text:tab/><text:tab/>(28min)</text:p>
      <text:p text:style-name="P10">10 – Token Based Auth<text:tab/><text:tab/>(24min)</text:p>
      <text:p text:style-name="P11">11 – User Profile<text:s/>Serializers, renderers,<text:s/>views<text:tab/>(57min)</text:p>
      <text:p text:style-name="P12">12 – Core Applicaations<text:tab/><text:tab/>(38min)</text:p>
      <text:p text:style-name="P13">13 – Core Applications<text:tab/>(48min)</text:p>
      <text:p text:style-name="P14">14 – Core Applications<text:tab/>(73min)</text:p>
      <text:p text:style-name="P15">15 – Code Quality and Django Testing<text:tab/>(53min)</text:p>
      <text:p text:style-name="Normal">16 – Django API Deployment<text:tab/>(36min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798in" fo:margin-left="0.9798in" fo:margin-bottom="0.7902in" fo:margin-right="0.97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nald shushack</meta:initial-creator>
    <dc:creator>donald shushack</dc:creator>
    <meta:creation-date>2022-08-20T18:13:00Z</meta:creation-date>
    <dc:date>2022-08-20T21:54:00Z</dc:date>
    <meta:template xlink:href="Normal.dotm" xlink:type="simple"/>
    <meta:editing-cycles>1</meta:editing-cycles>
    <meta:editing-duration>PT0S</meta:editing-duration>
    <meta:document-statistic meta:page-count="1" meta:paragraph-count="1" meta:word-count="80" meta:character-count="590" meta:row-count="4" meta:non-whitespace-character-count="511"/>
  </office:meta>
</office:document-meta>
</file>